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5.046cm"/>
    </style:style>
    <style:style style:name="co6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ad Name</text:p>
          </table:table-cell>
          <table:table-cell table:style-name="ce1" office:value-type="string" calcext:value-type="string">
            <text:p>Dot Middle X</text:p>
          </table:table-cell>
          <table:table-cell table:style-name="ce1" office:value-type="string" calcext:value-type="string">
            <text:p>Dot Middle Y</text:p>
          </table:table-cell>
          <table:table-cell table:style-name="ce1" office:value-type="string" calcext:value-type="string">
            <text:p>Direction from Dot</text:p>
          </table:table-cell>
          <table:table-cell table:style-name="ce1" office:value-type="string" calcext:value-type="string">
            <text:p>Offset from Dot</text:p>
          </table:table-cell>
          <table:table-cell table:style-name="ce1" office:value-type="string" calcext:value-type="string">
            <text:p>Pad X</text:p>
          </table:table-cell>
          <table:table-cell table:style-name="ce1" office:value-type="string" calcext:value-type="string">
            <text:p>Pad Y</text:p>
          </table:table-cell>
          <table:table-cell table:style-name="ce1"/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Ideal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table:formula="of:=-[.$J$2]/2" office:value-type="float" office:value="-1.55" calcext:value-type="float">
            <text:p>-1.55</text:p>
          </table:table-cell>
          <table:table-cell table:formula="of:=-[.$J$2]" office:value-type="float" office:value="-3.1" calcext:value-type="float">
            <text:p>-3.1</text:p>
          </table:table-cell>
          <table:table-cell table:formula="of:=IF(ISNUMBER(FIND(&quot;A&quot;; [.A2])); 1; -1)" office:value-type="float" office:value="1" calcext:value-type="float">
            <text:p>1</text:p>
          </table:table-cell>
          <table:table-cell table:formula="of:=[.$D2]*SQRT(2) / 2 * [.$J$3] / 2" office:value-type="float" office:value="0.883883476483184" calcext:value-type="float">
            <text:p>0.884</text:p>
          </table:table-cell>
          <table:table-cell table:formula="of:=[.B2]+[.$E2]" office:value-type="float" office:value="-0.666116523516816" calcext:value-type="float">
            <text:p>-0.666</text:p>
          </table:table-cell>
          <table:table-cell table:formula="of:=[.C2]+[.$E2]" office:value-type="float" office:value="-2.21611652351682" calcext:value-type="float">
            <text:p>-2.216</text:p>
          </table:table-cell>
          <table:table-cell/>
          <table:table-cell office:value-type="string" calcext:value-type="string">
            <text:p>Dot Spacing Between Centers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table:formula="of:=-[.$J$2]/2" office:value-type="float" office:value="-1.55" calcext:value-type="float">
            <text:p>-1.55</text:p>
          </table:table-cell>
          <table:table-cell table:formula="of:=-[.$J$2]" office:value-type="float" office:value="-3.1" calcext:value-type="float">
            <text:p>-3.1</text:p>
          </table:table-cell>
          <table:table-cell table:formula="of:=IF(ISNUMBER(FIND(&quot;A&quot;; [.A3])); 1; -1)" office:value-type="float" office:value="-1" calcext:value-type="float">
            <text:p>-1</text:p>
          </table:table-cell>
          <table:table-cell table:formula="of:=[.$D3]*SQRT(2) / 2 * [.$J$3] / 2" office:value-type="float" office:value="-0.883883476483184" calcext:value-type="float">
            <text:p>-0.884</text:p>
          </table:table-cell>
          <table:table-cell table:formula="of:=[.B3]+[.$E3]" office:value-type="float" office:value="-2.43388347648318" calcext:value-type="float">
            <text:p>-2.434</text:p>
          </table:table-cell>
          <table:table-cell table:formula="of:=[.C3]+[.$E3]" office:value-type="float" office:value="-3.98388347648318" calcext:value-type="float">
            <text:p>-3.984</text:p>
          </table:table-cell>
          <table:table-cell/>
          <table:table-cell office:value-type="string" calcext:value-type="string">
            <text:p>Solenoid Diamet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ller than 2.5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table:formula="of:=-[.$J$2]/2"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table:formula="of:=IF(ISNUMBER(FIND(&quot;A&quot;; [.A4])); 1; -1)" office:value-type="float" office:value="1" calcext:value-type="float">
            <text:p>1</text:p>
          </table:table-cell>
          <table:table-cell table:formula="of:=[.$D4]*SQRT(2) / 2 * [.$J$3] / 2" office:value-type="float" office:value="0.883883476483184" calcext:value-type="float">
            <text:p>0.884</text:p>
          </table:table-cell>
          <table:table-cell table:formula="of:=[.B4]+[.$E4]" office:value-type="float" office:value="-0.666116523516816" calcext:value-type="float">
            <text:p>-0.666</text:p>
          </table:table-cell>
          <table:table-cell table:formula="of:=[.C4]+[.$E4]" office:value-type="float" office:value="0.883883476483184" calcext:value-type="float">
            <text:p>0.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B</text:p>
          </table:table-cell>
          <table:table-cell table:formula="of:=-[.$J$2]/2"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table:formula="of:=IF(ISNUMBER(FIND(&quot;A&quot;; [.A5])); 1; -1)" office:value-type="float" office:value="-1" calcext:value-type="float">
            <text:p>-1</text:p>
          </table:table-cell>
          <table:table-cell table:formula="of:=[.$D5]*SQRT(2) / 2 * [.$J$3] / 2" office:value-type="float" office:value="-0.883883476483184" calcext:value-type="float">
            <text:p>-0.884</text:p>
          </table:table-cell>
          <table:table-cell table:formula="of:=[.B5]+[.$E5]" office:value-type="float" office:value="-2.43388347648318" calcext:value-type="float">
            <text:p>-2.434</text:p>
          </table:table-cell>
          <table:table-cell table:formula="of:=[.C5]+[.$E5]" office:value-type="float" office:value="-0.883883476483184" calcext:value-type="float">
            <text:p>-0.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</text:p>
          </table:table-cell>
          <table:table-cell table:formula="of:=-[.$J$2]/2" office:value-type="float" office:value="-1.55" calcext:value-type="float">
            <text:p>-1.55</text:p>
          </table:table-cell>
          <table:table-cell table:formula="of:=[.$J$2]" office:value-type="float" office:value="3.1" calcext:value-type="float">
            <text:p>3.1</text:p>
          </table:table-cell>
          <table:table-cell table:formula="of:=IF(ISNUMBER(FIND(&quot;A&quot;; [.A6])); 1; -1)" office:value-type="float" office:value="1" calcext:value-type="float">
            <text:p>1</text:p>
          </table:table-cell>
          <table:table-cell table:formula="of:=[.$D6]*SQRT(2) / 2 * [.$J$3] / 2" office:value-type="float" office:value="0.883883476483184" calcext:value-type="float">
            <text:p>0.884</text:p>
          </table:table-cell>
          <table:table-cell table:formula="of:=[.B6]+[.$E6]" office:value-type="float" office:value="-0.666116523516816" calcext:value-type="float">
            <text:p>-0.666</text:p>
          </table:table-cell>
          <table:table-cell table:formula="of:=[.C6]+[.$E6]" office:value-type="float" office:value="3.98388347648318" calcext:value-type="float">
            <text:p>3.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</text:p>
          </table:table-cell>
          <table:table-cell table:formula="of:=-[.$J$2]/2" office:value-type="float" office:value="-1.55" calcext:value-type="float">
            <text:p>-1.55</text:p>
          </table:table-cell>
          <table:table-cell table:formula="of:=[.$J$2]" office:value-type="float" office:value="3.1" calcext:value-type="float">
            <text:p>3.1</text:p>
          </table:table-cell>
          <table:table-cell table:formula="of:=IF(ISNUMBER(FIND(&quot;A&quot;; [.A7])); 1; -1)" office:value-type="float" office:value="-1" calcext:value-type="float">
            <text:p>-1</text:p>
          </table:table-cell>
          <table:table-cell table:formula="of:=[.$D7]*SQRT(2) / 2 * [.$J$3] / 2" office:value-type="float" office:value="-0.883883476483184" calcext:value-type="float">
            <text:p>-0.884</text:p>
          </table:table-cell>
          <table:table-cell table:formula="of:=[.B7]+[.$E7]" office:value-type="float" office:value="-2.43388347648318" calcext:value-type="float">
            <text:p>-2.434</text:p>
          </table:table-cell>
          <table:table-cell table:formula="of:=[.C7]+[.$E7]" office:value-type="float" office:value="2.21611652351682" calcext:value-type="float">
            <text:p>2.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table:formula="of:=[.$J$2]/2" office:value-type="float" office:value="1.55" calcext:value-type="float">
            <text:p>1.55</text:p>
          </table:table-cell>
          <table:table-cell table:formula="of:=-[.$J$2]" office:value-type="float" office:value="-3.1" calcext:value-type="float">
            <text:p>-3.1</text:p>
          </table:table-cell>
          <table:table-cell table:formula="of:=IF(ISNUMBER(FIND(&quot;A&quot;; [.A8])); 1; -1)" office:value-type="float" office:value="1" calcext:value-type="float">
            <text:p>1</text:p>
          </table:table-cell>
          <table:table-cell table:formula="of:=[.$D8]*SQRT(2) / 2 * [.$J$3] / 2" office:value-type="float" office:value="0.883883476483184" calcext:value-type="float">
            <text:p>0.884</text:p>
          </table:table-cell>
          <table:table-cell table:formula="of:=[.B8]+[.$E8]" office:value-type="float" office:value="2.43388347648318" calcext:value-type="float">
            <text:p>2.434</text:p>
          </table:table-cell>
          <table:table-cell table:formula="of:=[.C8]+[.$E8]" office:value-type="float" office:value="-2.21611652351682" calcext:value-type="float">
            <text:p>-2.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</text:p>
          </table:table-cell>
          <table:table-cell table:formula="of:=[.$J$2]/2" office:value-type="float" office:value="1.55" calcext:value-type="float">
            <text:p>1.55</text:p>
          </table:table-cell>
          <table:table-cell table:formula="of:=-[.$J$2]" office:value-type="float" office:value="-3.1" calcext:value-type="float">
            <text:p>-3.1</text:p>
          </table:table-cell>
          <table:table-cell table:formula="of:=IF(ISNUMBER(FIND(&quot;A&quot;; [.A9])); 1; -1)" office:value-type="float" office:value="-1" calcext:value-type="float">
            <text:p>-1</text:p>
          </table:table-cell>
          <table:table-cell table:formula="of:=[.$D9]*SQRT(2) / 2 * [.$J$3] / 2" office:value-type="float" office:value="-0.883883476483184" calcext:value-type="float">
            <text:p>-0.884</text:p>
          </table:table-cell>
          <table:table-cell table:formula="of:=[.B9]+[.$E9]" office:value-type="float" office:value="0.666116523516816" calcext:value-type="float">
            <text:p>0.666</text:p>
          </table:table-cell>
          <table:table-cell table:formula="of:=[.C9]+[.$E9]" office:value-type="float" office:value="-3.98388347648318" calcext:value-type="float">
            <text:p>-3.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</text:p>
          </table:table-cell>
          <table:table-cell table:formula="of:=[.$J$2]/2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IF(ISNUMBER(FIND(&quot;A&quot;; [.A10])); 1; -1)" office:value-type="float" office:value="1" calcext:value-type="float">
            <text:p>1</text:p>
          </table:table-cell>
          <table:table-cell table:formula="of:=[.$D10]*SQRT(2) / 2 * [.$J$3] / 2" office:value-type="float" office:value="0.883883476483184" calcext:value-type="float">
            <text:p>0.884</text:p>
          </table:table-cell>
          <table:table-cell table:formula="of:=[.B10]+[.$E10]" office:value-type="float" office:value="2.43388347648318" calcext:value-type="float">
            <text:p>2.434</text:p>
          </table:table-cell>
          <table:table-cell table:formula="of:=[.C10]+[.$E10]" office:value-type="float" office:value="0.883883476483184" calcext:value-type="float">
            <text:p>0.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</text:p>
          </table:table-cell>
          <table:table-cell table:formula="of:=[.$J$2]/2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IF(ISNUMBER(FIND(&quot;A&quot;; [.A11])); 1; -1)" office:value-type="float" office:value="-1" calcext:value-type="float">
            <text:p>-1</text:p>
          </table:table-cell>
          <table:table-cell table:formula="of:=[.$D11]*SQRT(2) / 2 * [.$J$3] / 2" office:value-type="float" office:value="-0.883883476483184" calcext:value-type="float">
            <text:p>-0.884</text:p>
          </table:table-cell>
          <table:table-cell table:formula="of:=[.B11]+[.$E11]" office:value-type="float" office:value="0.666116523516816" calcext:value-type="float">
            <text:p>0.666</text:p>
          </table:table-cell>
          <table:table-cell table:formula="of:=[.C11]+[.$E11]" office:value-type="float" office:value="-0.883883476483184" calcext:value-type="float">
            <text:p>-0.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</text:p>
          </table:table-cell>
          <table:table-cell table:formula="of:=[.$J$2]/2" office:value-type="float" office:value="1.55" calcext:value-type="float">
            <text:p>1.55</text:p>
          </table:table-cell>
          <table:table-cell table:formula="of:=[.$J$2]" office:value-type="float" office:value="3.1" calcext:value-type="float">
            <text:p>3.1</text:p>
          </table:table-cell>
          <table:table-cell table:formula="of:=IF(ISNUMBER(FIND(&quot;A&quot;; [.A12])); 1; -1)" office:value-type="float" office:value="1" calcext:value-type="float">
            <text:p>1</text:p>
          </table:table-cell>
          <table:table-cell table:formula="of:=[.$D12]*SQRT(2) / 2 * [.$J$3] / 2" office:value-type="float" office:value="0.883883476483184" calcext:value-type="float">
            <text:p>0.884</text:p>
          </table:table-cell>
          <table:table-cell table:formula="of:=[.B12]+[.$E12]" office:value-type="float" office:value="2.43388347648318" calcext:value-type="float">
            <text:p>2.434</text:p>
          </table:table-cell>
          <table:table-cell table:formula="of:=[.C12]+[.$E12]" office:value-type="float" office:value="3.98388347648318" calcext:value-type="float">
            <text:p>3.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</text:p>
          </table:table-cell>
          <table:table-cell table:formula="of:=[.$J$2]/2" office:value-type="float" office:value="1.55" calcext:value-type="float">
            <text:p>1.55</text:p>
          </table:table-cell>
          <table:table-cell table:formula="of:=[.$J$2]" office:value-type="float" office:value="3.1" calcext:value-type="float">
            <text:p>3.1</text:p>
          </table:table-cell>
          <table:table-cell table:formula="of:=IF(ISNUMBER(FIND(&quot;A&quot;; [.A13])); 1; -1)" office:value-type="float" office:value="-1" calcext:value-type="float">
            <text:p>-1</text:p>
          </table:table-cell>
          <table:table-cell table:formula="of:=[.$D13]*SQRT(2) / 2 * [.$J$3] / 2" office:value-type="float" office:value="-0.883883476483184" calcext:value-type="float">
            <text:p>-0.884</text:p>
          </table:table-cell>
          <table:table-cell table:formula="of:=[.B13]+[.$E13]" office:value-type="float" office:value="0.666116523516816" calcext:value-type="float">
            <text:p>0.666</text:p>
          </table:table-cell>
          <table:table-cell table:formula="of:=[.C13]+[.$E13]" office:value-type="float" office:value="2.21611652351682" calcext:value-type="float">
            <text:p>2.2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8:15:16.294982705</meta:creation-date>
    <dc:date>2024-08-30T18:30:24.216290238</dc:date>
    <meta:editing-duration>PT15M5S</meta:editing-duration>
    <meta:editing-cycles>12</meta:editing-cycles>
    <meta:generator>LibreOffice/24.8.0.3$Linux_X86_64 LibreOffice_project/480$Build-3</meta:generator>
    <meta:document-statistic meta:table-count="1" meta:cell-count="100" meta:object-count="0"/>
  </office:meta>
</office:document-meta>
</file>